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,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,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,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 table:number-rows-repeated="74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User-defined">
      <number:number number:decimal-places="4" loext:min-decimal-places="4" number:min-integer-digits="1"/>
    </number:number-style>
    <number:number-style style:name="N10122" number:language="en" number:country="US">
      <number:number number:decimal-places="5" loext:min-decimal-places="5" number:min-integer-digits="0"/>
      <number:text>.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21:31:17.214033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27:33.252265014</meta:creation-date>
    <dc:date>2022-03-28T22:07:27.721459684</dc:date>
    <meta:editing-duration>PT1H8M11S</meta:editing-duration>
    <meta:editing-cycles>20</meta:editing-cycles>
    <meta:generator>LibreOffice/6.4.7.2$Linux_X86_64 LibreOffice_project/40$Build-2</meta:generator>
    <meta:document-statistic meta:table-count="1" meta:cell-count="80" meta:object-count="0"/>
  </office:meta>
</office:document-meta>
</file>